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465in" style:use-optimal-column-width="false"/>
    </style:style>
    <style:style style:name="Table3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center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" style:family="table-column">
      <style:table-column-properties style:column-width="3.3465in" style:use-optimal-column-width="false"/>
    </style:style>
    <style:style style:name="TableColumn16" style:family="table-column">
      <style:table-column-properties style:column-width="3.3465in" style:use-optimal-column-width="false"/>
    </style:style>
    <style:style style:name="Table14" style:family="table">
      <style:table-properties style:width="6.693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6" style:family="table-column">
      <style:table-column-properties style:column-width="3.3465in" style:use-optimal-column-width="false"/>
    </style:style>
    <style:style style:name="TableColumn27" style:family="table-column">
      <style:table-column-properties style:column-width="3.3465in" style:use-optimal-column-width="false"/>
    </style:style>
    <style:style style:name="Table25" style:family="table">
      <style:table-properties style:width="6.693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" style:family="table-column">
      <style:table-column-properties style:column-width="3.3465in" style:use-optimal-column-width="false"/>
    </style:style>
    <style:style style:name="TableColumn38" style:family="table-column">
      <style:table-column-properties style:column-width="3.3465in" style:use-optimal-column-width="false"/>
    </style:style>
    <style:style style:name="Table36" style:family="table">
      <style:table-properties style:width="6.693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8" style:family="table-column">
      <style:table-column-properties style:column-width="3.3465in" style:use-optimal-column-width="false"/>
    </style:style>
    <style:style style:name="TableColumn49" style:family="table-column">
      <style:table-column-properties style:column-width="3.3465in" style:use-optimal-column-width="false"/>
    </style:style>
    <style:style style:name="Table47" style:family="table">
      <style:table-properties style:width="6.693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9" style:family="table-column">
      <style:table-column-properties style:column-width="3.3465in" style:use-optimal-column-width="false"/>
    </style:style>
    <style:style style:name="TableColumn60" style:family="table-column">
      <style:table-column-properties style:column-width="3.3465in" style:use-optimal-column-width="false"/>
    </style:style>
    <style:style style:name="Table58" style:family="table">
      <style:table-properties style:width="6.693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0" style:family="table-column">
      <style:table-column-properties style:column-width="3.3465in" style:use-optimal-column-width="false"/>
    </style:style>
    <style:style style:name="TableColumn71" style:family="table-column">
      <style:table-column-properties style:column-width="3.3465in" style:use-optimal-column-width="false"/>
    </style:style>
    <style:style style:name="Table69" style:family="table">
      <style:table-properties style:width="6.693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ableCell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1" style:family="table-column">
      <style:table-column-properties style:column-width="3.3465in" style:use-optimal-column-width="false"/>
    </style:style>
    <style:style style:name="TableColumn82" style:family="table-column">
      <style:table-column-properties style:column-width="3.3465in" style:use-optimal-column-width="false"/>
    </style:style>
    <style:style style:name="Table80" style:family="table">
      <style:table-properties style:width="6.693in" fo:margin-left="0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2" style:family="table-column">
      <style:table-column-properties style:column-width="3.3465in" style:use-optimal-column-width="false"/>
    </style:style>
    <style:style style:name="TableColumn93" style:family="table-column">
      <style:table-column-properties style:column-width="3.3465in" style:use-optimal-column-width="false"/>
    </style:style>
    <style:style style:name="Table91" style:family="table">
      <style:table-properties style:width="6.693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3" style:family="table-column">
      <style:table-column-properties style:column-width="3.3465in" style:use-optimal-column-width="false"/>
    </style:style>
    <style:style style:name="TableColumn104" style:family="table-column">
      <style:table-column-properties style:column-width="3.3465in" style:use-optimal-column-width="false"/>
    </style:style>
    <style:style style:name="Table102" style:family="table">
      <style:table-properties style:width="6.693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7" style:family="table-column">
      <style:table-column-properties style:column-width="3.3465in" style:use-optimal-column-width="false"/>
    </style:style>
    <style:style style:name="TableColumn118" style:family="table-column">
      <style:table-column-properties style:column-width="3.3465in" style:use-optimal-column-width="false"/>
    </style:style>
    <style:style style:name="Table116" style:family="table">
      <style:table-properties style:width="6.693in" fo:margin-left="0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8" style:family="table-column">
      <style:table-column-properties style:column-width="3.3465in" style:use-optimal-column-width="false"/>
    </style:style>
    <style:style style:name="TableColumn129" style:family="table-column">
      <style:table-column-properties style:column-width="3.3465in" style:use-optimal-column-width="false"/>
    </style:style>
    <style:style style:name="Table127" style:family="table">
      <style:table-properties style:width="6.693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ableCell1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FORMATO DE LOTES DE PRUEBA</text:p>
      <text:p text:style-name="Standard"/>
      <text:p text:style-name="P2"><text:tab/>invitadosALaFiesta</text:p>
      <text:p text:style-name="Standard"/>
      <text:p text:style-name="Standard">00_noPuedeHaberInvitados:</text:p>
      <text:p text:style-name="Standard"/>
      <text:p text:style-name="Standard"><text:tab/>- Descripción:<text:s/></text:p>
      <text:p text:style-name="Standard"/>
      <text:p text:style-name="Standard">PROGRAMA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IN</text:p>
          </table:table-cell>
          <table:table-cell table:style-name="TableCell9">
            <text:p text:style-name="P10">OUT (Esperado)</text:p>
          </table:table-cell>
        </table:table-row>
        <table:table-row table:style-name="TableRow11">
          <table:table-cell table:style-name="TableCell12">
            <text:p text:style-name="TableContents">5 3</text:p>
            <text:p text:style-name="TableContents">1 2</text:p>
            <text:p text:style-name="TableContents">2 3</text:p>
            <text:p text:style-name="TableContents">3 1</text:p>
          </table:table-cell>
          <table:table-cell table:style-name="TableCell13">
            <text:p text:style-name="TableContents">0</text:p>
          </table:table-cell>
        </table:table-row>
      </table:table>
      <text:p text:style-name="Standard"/>
      <text:p text:style-name="Standard"/>
      <text:p text:style-name="Standard">01_limiteInferior:</text:p>
      <text:p text:style-name="Standard"><text:tab/>Descripción:</text:p>
      <text:p text:style-name="Standard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IN</text:p>
          </table:table-cell>
          <table:table-cell table:style-name="TableCell20">
            <text:p text:style-name="P21">OUT<text:s/>(Esperado)</text:p>
          </table:table-cell>
        </table:table-row>
        <table:table-row table:style-name="TableRow22">
          <table:table-cell table:style-name="TableCell23">
            <text:p text:style-name="TableContents">1 0</text:p>
          </table:table-cell>
          <table:table-cell table:style-name="TableCell24">
            <text:p text:style-name="TableContents">1</text:p>
          </table:table-cell>
        </table:table-row>
      </table:table>
      <text:p text:style-name="Standard"/>
      <text:p text:style-name="Standard">02_tieneDosEnemigos:</text:p>
      <text:p text:style-name="Standard"><text:tab/>Descripción:<text:s/></text:p>
      <text:p text:style-name="Standard"/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IN</text:p>
          </table:table-cell>
          <table:table-cell table:style-name="TableCell31">
            <text:p text:style-name="P32">OUT (Esperado)</text:p>
          </table:table-cell>
        </table:table-row>
        <table:table-row table:style-name="TableRow33">
          <table:table-cell table:style-name="TableCell34">
            <text:p text:style-name="TableContents">5 3</text:p>
            <text:p text:style-name="TableContents">1 2</text:p>
            <text:p text:style-name="TableContents">1 3</text:p>
            <text:p text:style-name="TableContents">4 5</text:p>
          </table:table-cell>
          <table:table-cell table:style-name="TableCell35">
            <text:p text:style-name="TableContents">3</text:p>
          </table:table-cell>
        </table:table-row>
      </table:table>
      <text:p text:style-name="Standard"/>
      <text:p text:style-name="Standard">03_unaPersonaEnemigaDeTodos:</text:p>
      <text:p text:style-name="Standard"><text:tab/>Descripción</text:p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IN</text:p>
          </table:table-cell>
          <table:table-cell table:style-name="TableCell42">
            <text:p text:style-name="P43">OUT (Esperado)</text:p>
          </table:table-cell>
        </table:table-row>
        <table:table-row table:style-name="TableRow44">
          <table:table-cell table:style-name="TableCell45">
            <text:p text:style-name="TableContents">3 2</text:p>
            <text:p text:style-name="TableContents">1 2</text:p>
            <text:p text:style-name="TableContents">1 3</text:p>
          </table:table-cell>
          <table:table-cell table:style-name="TableCell46">
            <text:p text:style-name="TableContents">2</text:p>
          </table:table-cell>
        </table:table-row>
      </table:table>
      <text:p text:style-name="Standard"/>
      <text:p text:style-name="Standard">04_enemigosNadaQueVerEntreSi:</text:p>
      <text:p text:style-name="Standard"><text:tab/>Descripción</text:p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IN</text:p>
          </table:table-cell>
          <table:table-cell table:style-name="TableCell53">
            <text:p text:style-name="P54">OUT (Esperado)</text:p>
          </table:table-cell>
        </table:table-row>
        <table:table-row table:style-name="TableRow55">
          <table:table-cell table:style-name="TableCell56">
            <text:p text:style-name="TableContents">12 6</text:p>
            <text:p text:style-name="TableContents">1 2</text:p>
            <text:p text:style-name="TableContents">3 4</text:p>
            <text:p text:style-name="TableContents">5 6</text:p>
            <text:p text:style-name="TableContents">7 8</text:p>
            <text:p text:style-name="TableContents">9 10</text:p>
            <text:p text:style-name="TableContents">11 12</text:p>
          </table:table-cell>
          <table:table-cell table:style-name="TableCell57">
            <text:p text:style-name="TableContents">6</text:p>
          </table:table-cell>
        </table:table-row>
      </table:table>
      <text:soft-page-break/>
      <text:p text:style-name="Standard">05_enemigosPorSeparado:</text:p>
      <text:p text:style-name="Standard"><text:tab/>Descripción</text:p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IN</text:p>
          </table:table-cell>
          <table:table-cell table:style-name="TableCell64">
            <text:p text:style-name="P65">OUT (Esperado)</text:p>
          </table:table-cell>
        </table:table-row>
        <table:table-row table:style-name="TableRow66">
          <table:table-cell table:style-name="TableCell67">
            <text:p text:style-name="TableContents">6 4</text:p>
            <text:p text:style-name="TableContents">1 2</text:p>
            <text:p text:style-name="TableContents">2 3</text:p>
            <text:p text:style-name="TableContents">4 5</text:p>
            <text:p text:style-name="TableContents">6 1</text:p>
          </table:table-cell>
          <table:table-cell table:style-name="TableCell68">
            <text:p text:style-name="TableContents">3</text:p>
          </table:table-cell>
        </table:table-row>
      </table:table>
      <text:p text:style-name="Standard"/>
      <text:p text:style-name="Standard">06_todosSePeleanConDos:</text:p>
      <text:p text:style-name="Standard"><text:tab/>Descripción</text:p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IN</text:p>
          </table:table-cell>
          <table:table-cell table:style-name="TableCell75">
            <text:p text:style-name="P76">OUT (Esperado)</text:p>
          </table:table-cell>
        </table:table-row>
        <table:table-row table:style-name="TableRow77">
          <table:table-cell table:style-name="TableCell78">
            <text:p text:style-name="TableContents">4 4</text:p>
            <text:p text:style-name="TableContents">1 2</text:p>
            <text:p text:style-name="TableContents">2 3</text:p>
            <text:p text:style-name="TableContents">3 4</text:p>
            <text:p text:style-name="TableContents">4 1</text:p>
          </table:table-cell>
          <table:table-cell table:style-name="TableCell79">
            <text:p text:style-name="TableContents">2</text:p>
          </table:table-cell>
        </table:table-row>
      </table:table>
      <text:p text:style-name="Standard"/>
      <text:p text:style-name="Standard">07_enemigosCruzadosEnLaEntrada:</text:p>
      <text:p text:style-name="Standard"><text:tab/>Descripción</text:p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IN</text:p>
          </table:table-cell>
          <table:table-cell table:style-name="TableCell86">
            <text:p text:style-name="P87">OUT (Esperado)</text:p>
          </table:table-cell>
        </table:table-row>
        <table:table-row table:style-name="TableRow88">
          <table:table-cell table:style-name="TableCell89">
            <text:p text:style-name="TableContents">4 4</text:p>
            <text:p text:style-name="TableContents">1 2</text:p>
            <text:p text:style-name="TableContents">2 3</text:p>
            <text:p text:style-name="TableContents">4 3</text:p>
            <text:p text:style-name="TableContents">1<text:s/>4</text:p>
          </table:table-cell>
          <table:table-cell table:style-name="TableCell90">
            <text:p text:style-name="TableContents">2</text:p>
          </table:table-cell>
        </table:table-row>
      </table:table>
      <text:p text:style-name="Standard"/>
      <text:p text:style-name="Standard">08_enemigosBastanteSeparados:</text:p>
      <text:p text:style-name="Standard"><text:tab/>Descripción</text:p>
      <table:table table:style-name="Table91">
        <table:table-columns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IN</text:p>
          </table:table-cell>
          <table:table-cell table:style-name="TableCell97">
            <text:p text:style-name="P98">OUT (Esperado)</text:p>
          </table:table-cell>
        </table:table-row>
        <table:table-row table:style-name="TableRow99">
          <table:table-cell table:style-name="TableCell100">
            <text:p text:style-name="TableContents">5 4</text:p>
            <text:p text:style-name="TableContents">1 4</text:p>
            <text:p text:style-name="TableContents">4 2</text:p>
            <text:p text:style-name="TableContents">3 1</text:p>
            <text:p text:style-name="TableContents">2 5</text:p>
          </table:table-cell>
          <table:table-cell table:style-name="TableCell101">
            <text:p text:style-name="TableContents">3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09_muchosEnemigos:</text:p>
      <text:p text:style-name="Standard"><text:tab/>Descripción</text:p>
      <table:table table:style-name="Table102">
        <table:table-columns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IN</text:p>
          </table:table-cell>
          <table:table-cell table:style-name="TableCell108">
            <text:p text:style-name="P109">OUT (Esperado)</text:p>
          </table:table-cell>
        </table:table-row>
        <table:table-row table:style-name="TableRow110">
          <table:table-cell table:style-name="TableCell111">
            <text:p text:style-name="TableContents">15 13</text:p>
            <text:p text:style-name="TableContents">5 10</text:p>
            <text:p text:style-name="TableContents">13 7</text:p>
            <text:p text:style-name="TableContents">1 9</text:p>
            <text:p text:style-name="TableContents">6 14</text:p>
            <text:p text:style-name="TableContents">15 2</text:p>
            <text:p text:style-name="TableContents">3 8</text:p>
            <text:p text:style-name="TableContents">10 1</text:p>
            <text:p text:style-name="TableContents">9 4</text:p>
            <text:p text:style-name="TableContents">11 13</text:p>
            <text:p text:style-name="TableContents">12 7</text:p>
            <text:p text:style-name="TableContents">8 15</text:p>
            <text:p text:style-name="TableContents">14 5</text:p>
            <text:p text:style-name="TableContents">2 6</text:p>
          </table:table-cell>
          <table:table-cell table:style-name="TableCell112">
            <text:p text:style-name="TableContents">8</text:p>
          </table:table-cell>
        </table:table-row>
        <table:table-row table:style-name="TableRow113">
          <table:table-cell table:style-name="TableCell114">
            <text:p text:style-name="TableContents"/>
          </table:table-cell>
          <table:table-cell table:style-name="TableCell115">
            <text:p text:style-name="TableContents"/>
          </table:table-cell>
        </table:table-row>
      </table:table>
      <text:p text:style-name="Standard"/>
      <text:p text:style-name="Standard">Montesco: 5 13 1 6 15 3 4<text:s/>12 -&gt; 1 3 4 5 6 12 13 15 -&gt; 1-4-5-6-15-3-</text:p>
      <text:p text:style-name="Standard">Capuleto: 10 7 9 14 2 8 11 <text:s text:c="4"/>-&gt; 2 7 8 9 10 11 14<text:tab/>-&gt; 9-10-14-2-8-</text:p>
      <text:p text:style-name="Standard">N/A<text:tab/><text:tab/><text:tab/>7-12<text:tab/><text:tab/><text:tab/><text:tab/>-&gt; 7/12–7/13-11/13</text:p>
      <text:p text:style-name="Standard"><text:tab/><text:tab/><text:tab/>7-13</text:p>
      <text:p text:style-name="Standard"><text:tab/><text:tab/><text:tab/>11-13</text:p>
      <text:p text:style-name="Standard">10_casoFatiga:</text:p>
      <text:p text:style-name="Standard"><text:tab/>Descripción</text:p>
      <table:table table:style-name="Table116">
        <table:table-columns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>IN</text:p>
          </table:table-cell>
          <table:table-cell table:style-name="TableCell122">
            <text:p text:style-name="P123">OUT (Esperado)</text:p>
          </table:table-cell>
        </table:table-row>
        <table:table-row table:style-name="TableRow124">
          <table:table-cell table:style-name="TableCell125">
            <text:p text:style-name="TableContents">100000 100000</text:p>
            <text:p text:style-name="TableContents">1 2</text:p>
            <text:p text:style-name="TableContents">2 3</text:p>
            <text:p text:style-name="TableContents">3 4</text:p>
            <text:p text:style-name="TableContents">4 5</text:p>
            <text:p text:style-name="TableContents">…</text:p>
            <text:p text:style-name="TableContents">99999 1</text:p>
          </table:table-cell>
          <table:table-cell table:style-name="TableCell126">
            <text:p text:style-name="TableContents">2</text:p>
          </table:table-cell>
        </table:table-row>
      </table:table>
      <text:p text:style-name="Standard"/>
      <text:p text:style-name="Standard">11_genteSinConflictos:</text:p>
      <text:p text:style-name="Standard"><text:tab/>Descripción</text:p>
      <table:table table:style-name="Table127">
        <table:table-columns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IN</text:p>
          </table:table-cell>
          <table:table-cell table:style-name="TableCell133">
            <text:p text:style-name="P134">OUT (Esperado)</text:p>
          </table:table-cell>
        </table:table-row>
        <table:table-row table:style-name="TableRow135">
          <table:table-cell table:style-name="TableCell136">
            <text:p text:style-name="TableContents">10 4</text:p>
            <text:p text:style-name="TableContents">1 4</text:p>
            <text:p text:style-name="TableContents">4 2</text:p>
            <text:p text:style-name="TableContents">3 1</text:p>
            <text:p text:style-name="TableContents">2 5</text:p>
          </table:table-cell>
          <table:table-cell table:style-name="TableCell137">
            <text:p text:style-name="TableContents">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in Artime</meta:initial-creator>
    <dc:creator>Martin Artime</dc:creator>
    <meta:creation-date>2016-10-06T17:22:00Z</meta:creation-date>
    <dc:date>2016-10-06T22:12:00Z</dc:date>
    <meta:template xlink:href="Normal" xlink:type="simple"/>
    <meta:editing-cycles>4</meta:editing-cycles>
    <meta:editing-duration>PT14460S</meta:editing-duration>
    <meta:document-statistic meta:page-count="3" meta:paragraph-count="2" meta:word-count="197" meta:character-count="1281" meta:row-count="9" meta:non-whitespace-character-count="1086"/>
  </office:meta>
</office:document-meta>
</file>